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skDescriptorSubTask.TaskDescriptorSub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skDescriptorSubTask.getGeneratedFileName( X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